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1B0000000961814F69F.png" manifest:media-type="image/png"/>
  <manifest:file-entry manifest:full-path="Object 1/Pictures/200000D200001E8900000A96A7680899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4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4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5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shapes>
          <draw:frame draw:z-index="0" draw:name="ADC range test" draw:style-name="gr1" draw:text-style-name="P1" svg:width="21.272cm" svg:height="13.546cm" svg:x="4.952cm" svg:y="6.454cm">
            <draw:object draw:notify-on-update-of-ranges="a.A3:a.A3 a.A4:a.A11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AVG:</text:p>
          </table:table-cell>
          <table:table-cell table:style-name="ce3" table:formula="of:=SUM([.A4:.A1170])/1167" office:value-type="float" office:value="2056.92287917738" calcext:value-type="float">
            <text:p>2056,92287917738</text:p>
          </table:table-cell>
          <table:table-cell table:style-name="ce6" office:value-type="string" calcext:value-type="string">
            <text:p>STD:</text:p>
          </table:table-cell>
          <table:table-cell table:style-name="ce3" table:formula="of:=COM.MICROSOFT.STDEV.P([.A4:.A1170])" office:value-type="float" office:value="2.54270452367986" calcext:value-type="float">
            <text:p>2,54270452367986</text:p>
          </table:table-cell>
          <table:table-cell table:style-name="ce6"/>
          <table:table-cell table:style-name="ce3"/>
          <table:table-cell table:style-name="ce6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2" office:value-type="string" calcext:value-type="string">
            <text:p>ADC</text:p>
          </table:table-cell>
          <table:table-cell table:style-name="ce2" office:value-type="string" calcext:value-type="string">
            <text:p>Error</text:p>
          </table:table-cell>
          <table:table-cell table:style-name="ce4"/>
          <table:table-cell table:style-name="ce7" office:value-type="string" calcext:value-type="string">
            <text:p>Разрядность АЦП 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бит</text:p>
          </table:table-cell>
          <table:table-cell table:number-columns-repeated="6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4]-[.$C$1]" office:value-type="float" office:value="3.07712082262196" calcext:value-type="float">
            <text:p>3,07712082262196</text:p>
          </table:table-cell>
          <table:table-cell table:style-name="ce4"/>
          <table:table-cell table:style-name="ce7" office:value-type="string" calcext:value-type="string">
            <text:p>Среднее </text:p>
          </table:table-cell>
          <table:table-cell table:style-name="ce9" table:formula="of:=SUM([.A4:.A1170])/1167" office:value-type="float" office:value="2056.92287917738" calcext:value-type="float">
            <text:p>2056,923</text:p>
          </table:table-cell>
          <table:table-cell table:style-name="ce11" office:value-type="string" calcext:value-type="string">
            <text:p>LSB</text:p>
          </table:table-cell>
          <table:table-cell table:number-columns-repeated="6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5]-[.$C$1]" office:value-type="float" office:value="4.07712082262196" calcext:value-type="float">
            <text:p>4,07712082262196</text:p>
          </table:table-cell>
          <table:table-cell table:style-name="ce4"/>
          <table:table-cell table:style-name="ce7" office:value-type="string" calcext:value-type="string">
            <text:p>Стд отклонение </text:p>
          </table:table-cell>
          <table:table-cell table:style-name="ce23" table:formula="of:=COM.MICROSOFT.STDEV.P([.A4:.A1170])" office:value-type="float" office:value="2.54270452367986" calcext:value-type="float">
            <text:p>2,543</text:p>
          </table:table-cell>
          <table:table-cell table:style-name="ce11" office:value-type="string" calcext:value-type="string">
            <text:p>LSB</text:p>
          </table:table-cell>
          <table:table-cell table:number-columns-repeated="6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]-[.$C$1]" office:value-type="float" office:value="0.0771208226219642" calcext:value-type="float">
            <text:p>0,0771208226219642</text:p>
          </table:table-cell>
          <table:table-cell table:style-name="ce4"/>
          <table:table-cell table:style-name="ce7" office:value-type="string" calcext:value-type="string">
            <text:p>SNR </text:p>
          </table:table-cell>
          <table:table-cell table:style-name="ce24" table:formula="of:=20*LOG([.E4]/[.E5])" office:value-type="float" office:value="58.1584422635807" calcext:value-type="float">
            <text:p>58,16</text:p>
          </table:table-cell>
          <table:table-cell table:style-name="ce11" office:value-type="string" calcext:value-type="string">
            <text:p>dB</text:p>
          </table:table-cell>
          <table:table-cell table:number-columns-repeated="6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]-[.$C$1]" office:value-type="float" office:value="3.07712082262196" calcext:value-type="float">
            <text:p>3,07712082262196</text:p>
          </table:table-cell>
          <table:table-cell table:style-name="ce4"/>
          <table:table-cell table:style-name="ce7" office:value-type="string" calcext:value-type="string">
            <text:p>ENOB </text:p>
          </table:table-cell>
          <table:table-cell table:style-name="ce24" table:formula="of:=([.E6]-0.76)/6.02" office:value-type="float" office:value="9.5346249607277" calcext:value-type="float">
            <text:p>9,53</text:p>
          </table:table-cell>
          <table:table-cell table:style-name="ce11" office:value-type="string" calcext:value-type="string">
            <text:p>бит</text:p>
          </table:table-cell>
          <table:table-cell table:number-columns-repeated="6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]-[.$C$1]" office:value-type="float" office:value="2.07712082262196" calcext:value-type="float">
            <text:p>2,07712082262196</text:p>
          </table:table-cell>
          <table:table-cell table:style-name="ce4"/>
          <table:table-cell table:style-name="ce7" office:value-type="string" calcext:value-type="string">
            <text:p>Погрешн изм </text:p>
          </table:table-cell>
          <table:table-cell table:style-name="ce24" table:formula="of:=1/2^([.E7])*100" office:value-type="float" office:value="0.134831662477546" calcext:value-type="float">
            <text:p>0,13</text:p>
          </table:table-cell>
          <table:table-cell table:style-name="ce11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9]-[.$C$1]" office:value-type="float" office:value="5.07712082262196" calcext:value-type="float">
            <text:p>5,07712082262196</text:p>
          </table:table-cell>
          <table:table-cell table:style-name="ce16"/>
          <table:table-cell table:style-name="ce20"/>
          <table:table-cell table:style-name="ce25"/>
          <table:table-cell table:style-name="ce27"/>
          <table:table-cell table:number-columns-repeated="6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]-[.$C$1]" office:value-type="float" office:value="0.0771208226219642" calcext:value-type="float">
            <text:p>0,0771208226219642</text:p>
          </table:table-cell>
          <table:table-cell table:style-name="ce16"/>
          <table:table-cell table:style-name="ce20"/>
          <table:table-cell table:style-name="ce25"/>
          <table:table-cell table:style-name="ce27"/>
          <table:table-cell table:number-columns-repeated="6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12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13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4]-[.$C$1]" office:value-type="float" office:value="0.0771208226219642" calcext:value-type="float">
            <text:p>0,0771208226219642</text:p>
          </table:table-cell>
          <table:table-cell table:style-name="ce5" table:number-columns-spanned="10" table:number-rows-spanned="32"/>
          <table:covered-table-cell table:number-columns-repeated="9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5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6]-[.$C$1]" office:value-type="float" office:value="2.07712082262196" calcext:value-type="float">
            <text:p>2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7]-[.$C$1]" office:value-type="float" office:value="0.0771208226219642" calcext:value-type="float">
            <text:p>0,0771208226219642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8]-[.$C$1]" office:value-type="float" office:value="2.07712082262196" calcext:value-type="float">
            <text:p>2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9]-[.$C$1]" office:value-type="float" office:value="2.07712082262196" calcext:value-type="float">
            <text:p>2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0]-[.$C$1]" office:value-type="float" office:value="2.07712082262196" calcext:value-type="float">
            <text:p>2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1]-[.$C$1]" office:value-type="float" office:value="-0.922879177378036" calcext:value-type="float">
            <text:p>-0,92287917737803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2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3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24]-[.$C$1]" office:value-type="float" office:value="4.07712082262196" calcext:value-type="float">
            <text:p>4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5]-[.$C$1]" office:value-type="float" office:value="0.0771208226219642" calcext:value-type="float">
            <text:p>0,0771208226219642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6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7]-[.$C$1]" office:value-type="float" office:value="-0.922879177378036" calcext:value-type="float">
            <text:p>-0,92287917737803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28]-[.$C$1]" office:value-type="float" office:value="4.07712082262196" calcext:value-type="float">
            <text:p>4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29]-[.$C$1]" office:value-type="float" office:value="6.07712082262196" calcext:value-type="float">
            <text:p>6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0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31]-[.$C$1]" office:value-type="float" office:value="2.07712082262196" calcext:value-type="float">
            <text:p>2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2]-[.$C$1]" office:value-type="float" office:value="0.0771208226219642" calcext:value-type="float">
            <text:p>0,0771208226219642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33]-[.$C$1]" office:value-type="float" office:value="2.07712082262196" calcext:value-type="float">
            <text:p>2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34]-[.$C$1]" office:value-type="float" office:value="3.07712082262196" calcext:value-type="float">
            <text:p>3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5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6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7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8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9]-[.$C$1]" office:value-type="float" office:value="0.0771208226219642" calcext:value-type="float">
            <text:p>0,0771208226219642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40]-[.$C$1]" office:value-type="float" office:value="3.07712082262196" calcext:value-type="float">
            <text:p>3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41]-[.$C$1]" office:value-type="float" office:value="3.07712082262196" calcext:value-type="float">
            <text:p>3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42]-[.$C$1]" office:value-type="float" office:value="3.07712082262196" calcext:value-type="float">
            <text:p>3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3]-[.$C$1]" office:value-type="float" office:value="0.0771208226219642" calcext:value-type="float">
            <text:p>0,0771208226219642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4]-[.$C$1]" office:value-type="float" office:value="1.07712082262196" calcext:value-type="float">
            <text:p>1,07712082262196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5]-[.$C$1]" office:value-type="float" office:value="0.0771208226219642" calcext:value-type="float">
            <text:p>0,0771208226219642</text:p>
          </table:table-cell>
          <table:covered-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46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4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48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4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50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51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53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54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55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6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7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9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61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64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65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67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69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0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71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72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4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5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6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7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7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83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84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86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87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88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89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90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9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94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9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9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97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98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99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100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0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4" calcext:value-type="float">
            <text:p>2064</text:p>
          </table:table-cell>
          <table:table-cell table:formula="of:=[.A102]-[.$C$1]" office:value-type="float" office:value="7.07712082262196" calcext:value-type="float">
            <text:p>7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03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05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0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0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1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1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13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1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115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1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118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2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2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22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2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2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2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2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2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28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29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3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3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3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33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134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3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136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3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38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3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140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41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42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43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144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145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4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4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48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4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5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151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152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5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5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5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5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157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5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5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6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6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162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6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6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65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6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6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6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6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7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71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7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7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174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7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7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7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7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79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8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8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8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8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8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85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8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8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88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8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9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9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9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9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9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9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9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197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9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9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0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0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0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0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0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0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0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0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0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0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210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211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212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1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1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1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1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1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1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219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2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2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2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2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2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2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2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2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2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2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230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3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232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233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3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3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236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3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3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3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4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241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4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43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4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245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4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4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4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4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250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251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5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5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5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55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5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257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5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5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6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6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6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263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6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6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266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6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6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6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7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271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7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7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27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7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7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277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278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7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8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8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8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8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8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28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8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28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8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8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29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9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9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293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9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9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296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29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298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299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00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301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0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0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0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0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0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0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table:formula="of:=[.A308]-[.$C$1]" office:value-type="float" office:value="-8.92287917737804" calcext:value-type="float">
            <text:p>-8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0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1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1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12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313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1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15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16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317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1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1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2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321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2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323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0" calcext:value-type="float">
            <text:p>2050</text:p>
          </table:table-cell>
          <table:table-cell table:formula="of:=[.A324]-[.$C$1]" office:value-type="float" office:value="-6.92287917737804" calcext:value-type="float">
            <text:p>-6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2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2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327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2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2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3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3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3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3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3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33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3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3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38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3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4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4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342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43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344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4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46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347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4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349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5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51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5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49" calcext:value-type="float">
            <text:p>2049</text:p>
          </table:table-cell>
          <table:table-cell table:formula="of:=[.A353]-[.$C$1]" office:value-type="float" office:value="-7.92287917737804" calcext:value-type="float">
            <text:p>-7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5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5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56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5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5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59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6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6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62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6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6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6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66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6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6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6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7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71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372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73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374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7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7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377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378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379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8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8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382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38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384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8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8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8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88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8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9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9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9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9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9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395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39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39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398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39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0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0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0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0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0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405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0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0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0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409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1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411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1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1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1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1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1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417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18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419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2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2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42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423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2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2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2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2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2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429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3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3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432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3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3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3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3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437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438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3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4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4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4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443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4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4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4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4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4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4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5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5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45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5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5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5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5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45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5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5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6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461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6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6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6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6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46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467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68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6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7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7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7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7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7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475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7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477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478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79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8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8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8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483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484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8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8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8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8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8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9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491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49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9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49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49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49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9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498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499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0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0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0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0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04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505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0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0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08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0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10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511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1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1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1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515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1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1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1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1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2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521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2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2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2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25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2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2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528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2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3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3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32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3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534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35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3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3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38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539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4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4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4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4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4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45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4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4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548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49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5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5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5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5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5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5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5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5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5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5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6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6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6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6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6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565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6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6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6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569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7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7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7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7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7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75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7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7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7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7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8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8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582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8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8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8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586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8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88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8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9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59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9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59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9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9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59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597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598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59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0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0" calcext:value-type="float">
            <text:p>2050</text:p>
          </table:table-cell>
          <table:table-cell table:formula="of:=[.A601]-[.$C$1]" office:value-type="float" office:value="-6.92287917737804" calcext:value-type="float">
            <text:p>-6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0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0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0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0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606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607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608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0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610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1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612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1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1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1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1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617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618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619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2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2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2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2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2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25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2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2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2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2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3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631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3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3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3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635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3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3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3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3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4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4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4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4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4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45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4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647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4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4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650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5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5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653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5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5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5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5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58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5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6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6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6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6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6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6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6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667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6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69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7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7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7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7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7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7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7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677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78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7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680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8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8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8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68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8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8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8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8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8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690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9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69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9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694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69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696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69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69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699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70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01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0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03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04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70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0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0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08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0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710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11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71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13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1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71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71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1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1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719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2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2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2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2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2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72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2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27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28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2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73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3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3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33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34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3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36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3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738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3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4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41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4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74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4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4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746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47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48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49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75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5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752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5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5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75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5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757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58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5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6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61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6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63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76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765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76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6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6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769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4" calcext:value-type="float">
            <text:p>2064</text:p>
          </table:table-cell>
          <table:table-cell table:formula="of:=[.A770]-[.$C$1]" office:value-type="float" office:value="7.07712082262196" calcext:value-type="float">
            <text:p>7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7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7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73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7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7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776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77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77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7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8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81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8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8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8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85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78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8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78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89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9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79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792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93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9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795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79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79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798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79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800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0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0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0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0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0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0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807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0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809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810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1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812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813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814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1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816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1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818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1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2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2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2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2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2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2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2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827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2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29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3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3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832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3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3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3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3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3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3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3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4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841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4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4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4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4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4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4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4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849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5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5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5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5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5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5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5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5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5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59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6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6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6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6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64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6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6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86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868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6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870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7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872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73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7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7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876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877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878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879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8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8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8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83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8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8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8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0" calcext:value-type="float">
            <text:p>2050</text:p>
          </table:table-cell>
          <table:table-cell table:formula="of:=[.A887]-[.$C$1]" office:value-type="float" office:value="-6.92287917737804" calcext:value-type="float">
            <text:p>-6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88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8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9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891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89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893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94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895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9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89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9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89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0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0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90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0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904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0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0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60" calcext:value-type="float">
            <text:p>2060</text:p>
          </table:table-cell>
          <table:table-cell table:formula="of:=[.A907]-[.$C$1]" office:value-type="float" office:value="3.07712082262196" calcext:value-type="float">
            <text:p>3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908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90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1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1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1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1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1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1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16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1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1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19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920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921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2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2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2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92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2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2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928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2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3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3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3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3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934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35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3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3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938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3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4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4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42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4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4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4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4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4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948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4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5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5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5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5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5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5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956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5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58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95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6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961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6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6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6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6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6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96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6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6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970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7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972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73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74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75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97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977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7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7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980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981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8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983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84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49" calcext:value-type="float">
            <text:p>2049</text:p>
          </table:table-cell>
          <table:table-cell table:formula="of:=[.A985]-[.$C$1]" office:value-type="float" office:value="-7.92287917737804" calcext:value-type="float">
            <text:p>-7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986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87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988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8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9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991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9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93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9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995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99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9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99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999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0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0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002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003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0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0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0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007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0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009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01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1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1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1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1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015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016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1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018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1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2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1021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2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2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2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025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026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2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028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2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3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3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1032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3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3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1035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03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3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1038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3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4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1041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4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043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4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4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4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4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4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4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05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051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5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5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5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5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2" calcext:value-type="float">
            <text:p>2052</text:p>
          </table:table-cell>
          <table:table-cell table:formula="of:=[.A1056]-[.$C$1]" office:value-type="float" office:value="-4.92287917737804" calcext:value-type="float">
            <text:p>-4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057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058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059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060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061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06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6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6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6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6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06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6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069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70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7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7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7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7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75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7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77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7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079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8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08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8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8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8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1" calcext:value-type="float">
            <text:p>2061</text:p>
          </table:table-cell>
          <table:table-cell table:formula="of:=[.A1085]-[.$C$1]" office:value-type="float" office:value="4.07712082262196" calcext:value-type="float">
            <text:p>4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86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087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8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89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9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9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9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09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94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9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096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1097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09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09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100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62" calcext:value-type="float">
            <text:p>2062</text:p>
          </table:table-cell>
          <table:table-cell table:formula="of:=[.A1101]-[.$C$1]" office:value-type="float" office:value="5.07712082262196" calcext:value-type="float">
            <text:p>5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102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0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0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0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106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107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0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109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1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11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1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13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1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115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1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17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18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19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20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21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22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2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2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2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2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2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28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2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9" calcext:value-type="float">
            <text:p>2059</text:p>
          </table:table-cell>
          <table:table-cell table:formula="of:=[.A1130]-[.$C$1]" office:value-type="float" office:value="2.07712082262196" calcext:value-type="float">
            <text:p>2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8" calcext:value-type="float">
            <text:p>2058</text:p>
          </table:table-cell>
          <table:table-cell table:formula="of:=[.A1131]-[.$C$1]" office:value-type="float" office:value="1.07712082262196" calcext:value-type="float">
            <text:p>1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32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33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134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35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3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137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38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0" calcext:value-type="float">
            <text:p>2050</text:p>
          </table:table-cell>
          <table:table-cell table:formula="of:=[.A1139]-[.$C$1]" office:value-type="float" office:value="-6.92287917737804" calcext:value-type="float">
            <text:p>-6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4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41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42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43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1144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49" calcext:value-type="float">
            <text:p>2049</text:p>
          </table:table-cell>
          <table:table-cell table:formula="of:=[.A1145]-[.$C$1]" office:value-type="float" office:value="-7.92287917737804" calcext:value-type="float">
            <text:p>-7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46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49" calcext:value-type="float">
            <text:p>2049</text:p>
          </table:table-cell>
          <table:table-cell table:formula="of:=[.A1147]-[.$C$1]" office:value-type="float" office:value="-7.92287917737804" calcext:value-type="float">
            <text:p>-7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148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49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50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51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52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1" calcext:value-type="float">
            <text:p>2051</text:p>
          </table:table-cell>
          <table:table-cell table:formula="of:=[.A1153]-[.$C$1]" office:value-type="float" office:value="-5.92287917737804" calcext:value-type="float">
            <text:p>-5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54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55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5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5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63" calcext:value-type="float">
            <text:p>2063</text:p>
          </table:table-cell>
          <table:table-cell table:formula="of:=[.A1158]-[.$C$1]" office:value-type="float" office:value="6.07712082262196" calcext:value-type="float">
            <text:p>6,0771208226219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59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60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61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4" calcext:value-type="float">
            <text:p>2054</text:p>
          </table:table-cell>
          <table:table-cell table:formula="of:=[.A1162]-[.$C$1]" office:value-type="float" office:value="-2.92287917737804" calcext:value-type="float">
            <text:p>-2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6" calcext:value-type="float">
            <text:p>2056</text:p>
          </table:table-cell>
          <table:table-cell table:formula="of:=[.A1163]-[.$C$1]" office:value-type="float" office:value="-0.922879177378036" calcext:value-type="float">
            <text:p>-0,922879177378036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64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65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66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5" calcext:value-type="float">
            <text:p>2055</text:p>
          </table:table-cell>
          <table:table-cell table:formula="of:=[.A1167]-[.$C$1]" office:value-type="float" office:value="-1.92287917737804" calcext:value-type="float">
            <text:p>-1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68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table:style-name="Default" office:value-type="float" office:value="2053" calcext:value-type="float">
            <text:p>2053</text:p>
          </table:table-cell>
          <table:table-cell table:formula="of:=[.A1169]-[.$C$1]" office:value-type="float" office:value="-3.92287917737804" calcext:value-type="float">
            <text:p>-3,92287917737804</text:p>
          </table:table-cell>
          <table:table-cell table:number-columns-repeated="10"/>
        </table:table-row>
        <table:table-row table:style-name="ro1">
          <table:table-cell table:style-name="Default" office:value-type="float" office:value="2057" calcext:value-type="float">
            <text:p>2057</text:p>
          </table:table-cell>
          <table:table-cell table:formula="of:=[.A1170]-[.$C$1]" office:value-type="float" office:value="0.0771208226219642" calcext:value-type="float">
            <text:p>0,0771208226219642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1]-[.$C$1]" office:value-type="float" office:value="15.077120822622" calcext:value-type="float">
            <text:p>15,077120822622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72]-[.$C$1]" office:value-type="float" office:value="13.077120822622" calcext:value-type="float">
            <text:p>13,077120822622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73]-[.$C$1]" office:value-type="float" office:value="14.077120822622" calcext:value-type="float">
            <text:p>14,077120822622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4]-[.$C$1]" office:value-type="float" office:value="15.077120822622" calcext:value-type="float">
            <text:p>15,077120822622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5]-[.$C$1]" office:value-type="float" office:value="15.077120822622" calcext:value-type="float">
            <text:p>15,077120822622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76]-[.$C$1]" office:value-type="float" office:value="14.077120822622" calcext:value-type="float">
            <text:p>14,077120822622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7]-[.$C$1]" office:value-type="float" office:value="15.077120822622" calcext:value-type="float">
            <text:p>15,077120822622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178]-[.$C$1]" office:value-type="float" office:value="12.077120822622" calcext:value-type="float">
            <text:p>12,077120822622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79]-[.$C$1]" office:value-type="float" office:value="13.077120822622" calcext:value-type="float">
            <text:p>13,077120822622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180]-[.$C$1]" office:value-type="float" office:value="17.077120822622" calcext:value-type="float">
            <text:p>17,077120822622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1181]-[.$C$1]" office:value-type="float" office:value="19.077120822622" calcext:value-type="float">
            <text:p>19,077120822622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182]-[.$C$1]" office:value-type="float" office:value="10.077120822622" calcext:value-type="float">
            <text:p>10,077120822622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83]-[.$C$1]" office:value-type="float" office:value="13.077120822622" calcext:value-type="float">
            <text:p>13,077120822622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84]-[.$C$1]" office:value-type="float" office:value="14.077120822622" calcext:value-type="float">
            <text:p>14,077120822622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85]-[.$C$1]" office:value-type="float" office:value="13.077120822622" calcext:value-type="float">
            <text:p>13,077120822622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86]-[.$C$1]" office:value-type="float" office:value="13.077120822622" calcext:value-type="float">
            <text:p>13,077120822622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87]-[.$C$1]" office:value-type="float" office:value="14.077120822622" calcext:value-type="float">
            <text:p>14,077120822622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88]-[.$C$1]" office:value-type="float" office:value="14.077120822622" calcext:value-type="float">
            <text:p>14,077120822622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89]-[.$C$1]" office:value-type="float" office:value="15.077120822622" calcext:value-type="float">
            <text:p>15,077120822622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190]-[.$C$1]" office:value-type="float" office:value="17.077120822622" calcext:value-type="float">
            <text:p>17,077120822622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191]-[.$C$1]" office:value-type="float" office:value="17.077120822622" calcext:value-type="float">
            <text:p>17,077120822622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1192]-[.$C$1]" office:value-type="float" office:value="18.077120822622" calcext:value-type="float">
            <text:p>18,077120822622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93]-[.$C$1]" office:value-type="float" office:value="15.077120822622" calcext:value-type="float">
            <text:p>15,077120822622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94]-[.$C$1]" office:value-type="float" office:value="13.077120822622" calcext:value-type="float">
            <text:p>13,077120822622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95]-[.$C$1]" office:value-type="float" office:value="14.077120822622" calcext:value-type="float">
            <text:p>14,077120822622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96]-[.$C$1]" office:value-type="float" office:value="14.077120822622" calcext:value-type="float">
            <text:p>14,077120822622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97]-[.$C$1]" office:value-type="float" office:value="15.077120822622" calcext:value-type="float">
            <text:p>15,077120822622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98]-[.$C$1]" office:value-type="float" office:value="15.077120822622" calcext:value-type="float">
            <text:p>15,077120822622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199]-[.$C$1]" office:value-type="float" office:value="17.077120822622" calcext:value-type="float">
            <text:p>17,077120822622</text:p>
          </table:table-cell>
          <table:table-cell table:number-columns-repeated="10"/>
        </table:table-row>
        <table:table-row table:style-name="ro1" table:number-rows-repeated="104737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Unifont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Unifont" style:font-family-complex="Unifont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.00.0000</text:date>, <text:time style:data-style-name="N2" text:time-value="04:34:19.376228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06:10:51.772435676</dc:date>
    <meta:editing-duration>PT3H10M48S</meta:editing-duration>
    <meta:editing-cycles>25</meta:editing-cycles>
    <meta:generator>LibreOffice/24.2.4.2$FreeBSD_X86_64 LibreOffice_project/420$Build-2</meta:generator>
    <meta:document-statistic meta:table-count="1" meta:cell-count="24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width="0.05cm" svg:stroke-color="#ff4000"/>
    </style:style>
    <style:style style:name="ch8" style:family="chart">
      <style:graphic-properties svg:stroke-width="0.05cm" svg:stroke-color="#ff4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273cm" svg:height="13.547cm" xlink:href=".." xlink:type="simple" chart:class="chart:line" chart:style-name="ch1">
        <chart:legend chart:legend-position="end" svg:x="1.097cm" svg:y="10.564cm" style:legend-expansion="custom" svg:width="2.221cm" svg:height="1.573cm" style:legend-expansion-aspect-ratio="1.41195168467896" chart:style-name="ch2"/>
        <chart:plot-area chart:style-name="ch3" table:cell-range-address="a.A3:a.A1170" chart:data-source-has-labels="row" svg:x="0.128cm" svg:y="0.248cm" svg:width="20.564cm" svg:height="10.166cm">
          <chart:coordinate-region svg:x="1.141cm" svg:y="0.439cm" svg:width="19.551cm" svg:height="8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A4:a.A1170" chart:label-cell-address="a.A3:a.A3" chart:class="chart:line">
            <chart:mean-value chart:style-name="ch7"/>
            <chart:regression-curve chart:style-name="ch8"/>
            <chart:data-point chart:repeated="1167"/>
          </chart:series>
          <chart:wall chart:style-name="ch9"/>
          <chart:floor chart:style-name="ch10"/>
        </chart:plot-area>
        <draw:frame draw:style-name="gr1" draw:text-style-name="P1" svg:width="6.443cm" svg:height="2.802cm" svg:x="5.1cm" svg:y="10.5cm">
          <draw:image xlink:href="Pictures/200000D200001E8900000A96A7680899.svm" xlink:type="simple" xlink:show="embed" xlink:actuate="onLoad" draw:mime-type="image/x-svm">
            <text:p/>
          </draw:image>
          <draw:image xlink:href="Pictures/10000001000001B0000000961814F69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</text:p>
                <draw:g>
                  <svg:desc>a.A3:a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0">
                <text:p>2060</text:p>
                <draw:g>
                  <svg:desc>a.A4:a.A1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057">
                <text:p>2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FreeBSD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